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標準"/>
      <draw:page draw:name="page2" draw:style-name="dp1" draw:master-page-name="標準"/>
      <draw:page draw:name="page3" draw:style-name="dp1" draw:master-page-name="標準"/>
      <draw:page draw:name="page4" draw:style-name="dp1" draw:master-page-name="標準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1-20T23:40:31.724000000</dc:date>
    <meta:editing-duration>PT24M13S</meta:editing-duration>
    <meta:editing-cycles>3</meta:editing-cycles>
    <meta:generator>LibreOffice/7.1.4.2$Windows_X86_64 LibreOffice_project/a529a4fab45b75fefc5b6226684193eb000654f6</meta:generator>
    <meta:document-statistic meta:object-count="0"/>
  </office:meta>
</office:document-meta>
</file>